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822in"/>
    </style:style>
    <style:style style:name="co6" style:family="table-column">
      <style:table-column-properties fo:break-before="auto" style:column-width="1.6075in"/>
    </style:style>
    <style:style style:name="co7" style:family="table-column">
      <style:table-column-properties fo:break-before="auto" style:column-width="1.5866in"/>
    </style:style>
    <style:style style:name="co8" style:family="table-column">
      <style:table-column-properties fo:break-before="auto" style:column-width="1.8335in"/>
    </style:style>
    <style:style style:name="co9" style:family="table-column">
      <style:table-column-properties fo:break-before="auto" style:column-width="1.779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0.0008in solid #000000" fo:border-top="none"/>
    </style:style>
    <style:style style:name="ce2" style:family="table-cell" style:parent-style-name="Default">
      <style:table-cell-properties fo:border-bottom="0.0008in solid #000000" fo:background-color="#ffe5ca" fo:border-left="none" fo:border-right="0.0008in solid #000000" fo:border-top="none"/>
      <style:text-properties fo:color="#94070a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6" style:family="table-cell" style:parent-style-name="Default">
      <style:table-cell-properties fo:border-bottom="0.0008in solid #000000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8" style:family="table-cell" style:parent-style-name="Default">
      <style:table-cell-properties fo:border-bottom="0.0008in solid #000000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10" style:family="table-cell" style:parent-style-name="Default">
      <style:table-cell-properties fo:border-bottom="0.0008in solid #000000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2" style:family="table-cell" style:parent-style-name="Default">
      <style:table-cell-properties fo:border-bottom="0.0008in solid #000000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4" style:family="table-cell" style:parent-style-name="Default">
      <style:table-cell-properties fo:border-bottom="0.0008in solid #000000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16" style:family="table-cell" style:parent-style-name="Default">
      <style:table-cell-properties fo:border-bottom="0.0008in solid #000000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0efd4" fo:border-left="none" fo:border-right="0.0008in solid #000000" fo:border-top="none"/>
      <style:text-properties fo:color="#94070a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e0efd4" fo:border-left="none" fo:border-right="0.0008in solid #000000" fo:border-top="none"/>
    </style:style>
    <style:style style:name="ce19" style:family="table-cell" style:parent-style-name="Default">
      <style:table-cell-properties fo:border-bottom="0.0008in solid #000000" fo:background-color="#e0efd4" fo:border-left="none" fo:border-right="0.0008in solid #000000" fo:border-top="none"/>
    </style:style>
    <style:style style:name="ce20" style:family="table-cell" style:parent-style-name="Default">
      <style:table-cell-properties fo:border-bottom="none" fo:background-color="#aecf00" fo:border-left="none" fo:border-right="0.0008in solid #000000" fo:border-top="none"/>
      <style:text-properties fo:color="#94070a" style:font-name="Liberation Sans" fo:font-weight="bold" style:font-name-asian="Noto Sans CJK SC" style:font-weight-asian="bold" style:font-name-complex="Lohit Devanagari" style:font-weight-complex="bold"/>
    </style:style>
    <style:style style:name="ce21" style:family="table-cell" style:parent-style-name="Default">
      <style:table-cell-properties fo:border-bottom="none" fo:background-color="#aecf00" fo:border-left="none" fo:border-right="0.0008in solid #000000" fo:border-top="none"/>
      <style:text-properties fo:color="#94070a"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aecf00" fo:border-left="none" fo:border-right="0.0008in solid #000000" fo:border-top="none"/>
    </style:style>
    <style:style style:name="ce23" style:family="table-cell" style:parent-style-name="Default">
      <style:table-cell-properties fo:border-bottom="0.0008in solid #000000" fo:background-color="#aecf00" fo:border-left="none" fo:border-right="0.0008in solid #000000" fo:border-top="none"/>
    </style:style>
    <style:style style:name="ce24" style:family="table-cell" style:parent-style-name="Default">
      <style:table-cell-properties fo:border-bottom="none" fo:background-color="#ffff99" fo:border-left="none" fo:border-right="0.0008in solid #000000" fo:border-top="none"/>
      <style:text-properties fo:color="#94070a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ffff99" fo:border-left="none" fo:border-right="0.0008in solid #000000" fo:border-top="none"/>
    </style:style>
    <style:style style:name="ce26" style:family="table-cell" style:parent-style-name="Default">
      <style:table-cell-properties fo:border-bottom="0.0008in solid #000000" fo:background-color="#ffff99" fo:border-left="none" fo:border-right="0.0008in solid #000000" fo:border-top="none"/>
    </style:style>
    <style:style style:name="ce2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008in solid #000000" fo:border-left="none" fo:border-right="none" fo:border-top="none"/>
    </style:style>
    <style:style style:name="ce30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31" style:family="table-cell" style:parent-style-name="Default">
      <style:table-cell-properties fo:border-bottom="none" fo:border-left="none" fo:border-right="0.0008in solid #000000" fo:border-top="none"/>
    </style:style>
    <style:style style:name="ce32" style:family="table-cell" style:parent-style-name="Default">
      <style:table-cell-properties fo:border-bottom="none" fo:border-left="none" fo:border-right="none" fo:border-top="0.0008in solid #000000"/>
    </style:style>
    <style:style style:name="ce33" style:family="table-cell" style:parent-style-name="Default">
      <style:table-cell-properties fo:border-bottom="none" fo:border-left="none" fo:border-right="0.0008in solid #000000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row table:style-name="ro1">
          <table:table-cell table:style-name="ce1" office:value-type="string">
            <text:p>Tesla V100-SXM2 16GB</text:p>
          </table:table-cell>
          <table:table-cell table:style-name="ce27" office:value-type="string">
            <text:p>Sevilla (GPU)</text:p>
          </table:table-cell>
          <table:table-cell table:style-name="ce30" office:value-type="string">
            <text:p>Sevilla (CPU)</text:p>
          </table:table-cell>
          <table:table-cell table:style-name="ce27" office:value-type="string">
            <text:p>Shanghai (GPU)</text:p>
          </table:table-cell>
          <table:table-cell table:style-name="ce30" office:value-type="string">
            <text:p>Shanghai (CPU)</text:p>
          </table:table-cell>
          <table:table-cell table:style-name="ce27" office:value-type="string">
            <text:p>World 1 (GPU)</text:p>
          </table:table-cell>
          <table:table-cell table:style-name="ce30" office:value-type="string">
            <text:p>World 1 (CPU)</text:p>
          </table:table-cell>
          <table:table-cell table:style-name="ce27" office:value-type="string">
            <text:p>World 2 (GPU)</text:p>
          </table:table-cell>
          <table:table-cell table:style-name="ce30" office:value-type="string">
            <text:p>World 2 (CPU)</text:p>
          </table:table-cell>
        </table:table-row>
        <table:table-row table:style-name="ro2">
          <table:table-cell table:style-name="ce2" office:value-type="string">
            <text:p>Tamaño (filas)</text:p>
          </table:table-cell>
          <table:table-cell office:value-type="float" office:value="53927">
            <text:p>53927</text:p>
          </table:table-cell>
          <table:table-cell table:style-name="ce30"/>
          <table:table-cell office:value-type="float" office:value="245057">
            <text:p>245057</text:p>
          </table:table-cell>
          <table:table-cell table:style-name="ce30"/>
          <table:table-cell office:value-type="float" office:value="1604439">
            <text:p>1604439</text:p>
          </table:table-cell>
          <table:table-cell table:style-name="ce30"/>
          <table:table-cell office:value-type="float" office:value="6786117">
            <text:p>6786117</text:p>
          </table:table-cell>
          <table:table-cell table:style-name="ce30"/>
        </table:table-row>
        <table:table-row table:style-name="ro2">
          <table:table-cell table:style-name="ce2" office:value-type="string">
            <text:p>Tamaño (memoria)</text:p>
          </table:table-cell>
          <table:table-cell office:value-type="string">
            <text:p>722MiB</text:p>
          </table:table-cell>
          <table:table-cell table:style-name="ce30"/>
          <table:table-cell office:value-type="string">
            <text:p>754MiB</text:p>
          </table:table-cell>
          <table:table-cell table:style-name="ce30"/>
          <table:table-cell office:value-type="string">
            <text:p>830MiB</text:p>
          </table:table-cell>
          <table:table-cell table:style-name="ce30"/>
          <table:table-cell office:value-type="string">
            <text:p>1302MiB</text:p>
          </table:table-cell>
          <table:table-cell table:style-name="ce30"/>
        </table:table-row>
        <table:table-row table:style-name="ro2">
          <table:table-cell office:value-type="string">
            <text:p>Leer CSV</text:p>
          </table:table-cell>
          <table:table-cell office:value-type="string">
            <text:p>1.98 s</text:p>
          </table:table-cell>
          <table:table-cell office:value-type="string">
            <text:p>1.04 s</text:p>
          </table:table-cell>
          <table:table-cell office:value-type="string">
            <text:p>2.02 s</text:p>
          </table:table-cell>
          <table:table-cell office:value-type="string">
            <text:p>3.59 s</text:p>
          </table:table-cell>
          <table:table-cell office:value-type="string">
            <text:p>5.81 s</text:p>
          </table:table-cell>
          <table:table-cell office:value-type="string">
            <text:p>44.3 s</text:p>
          </table:table-cell>
          <table:table-cell office:value-type="string">
            <text:p>19.5 s</text:p>
          </table:table-cell>
          <table:table-cell office:value-type="string">
            <text:p>8min 1s</text:p>
          </table:table-cell>
        </table:table-row>
        <table:table-row table:style-name="ro2">
          <table:table-cell/>
          <table:table-cell office:value-type="string">
            <text:p>235 ms</text:p>
          </table:table-cell>
          <table:table-cell office:value-type="string">
            <text:p>1.01 s</text:p>
          </table:table-cell>
          <table:table-cell office:value-type="string">
            <text:p>382 ms</text:p>
          </table:table-cell>
          <table:table-cell office:value-type="string">
            <text:p>3.53 s</text:p>
          </table:table-cell>
          <table:table-cell office:value-type="string">
            <text:p>4.2 s</text:p>
          </table:table-cell>
          <table:table-cell office:value-type="string">
            <text:p>44.9 s</text:p>
          </table:table-cell>
          <table:table-cell office:value-type="string">
            <text:p>19.4 s</text:p>
          </table:table-cell>
          <table:table-cell office:value-type="string">
            <text:p>8min 6s</text:p>
          </table:table-cell>
        </table:table-row>
        <table:table-row table:style-name="ro2">
          <table:table-cell/>
          <table:table-cell office:value-type="string">
            <text:p>225 ms</text:p>
          </table:table-cell>
          <table:table-cell office:value-type="string">
            <text:p>988 ms</text:p>
          </table:table-cell>
          <table:table-cell office:value-type="string">
            <text:p>375 ms</text:p>
          </table:table-cell>
          <table:table-cell office:value-type="string">
            <text:p>3.59 s</text:p>
          </table:table-cell>
          <table:table-cell office:value-type="string">
            <text:p>4.2 s</text:p>
          </table:table-cell>
          <table:table-cell office:value-type="string">
            <text:p>45.3 s</text:p>
          </table:table-cell>
          <table:table-cell office:value-type="string">
            <text:p>17.8 s</text:p>
          </table:table-cell>
          <table:table-cell office:value-type="string">
            <text:p>8min 4s</text:p>
          </table:table-cell>
        </table:table-row>
        <table:table-row table:style-name="ro2">
          <table:table-cell/>
          <table:table-cell office:value-type="string">
            <text:p>232 ms</text:p>
          </table:table-cell>
          <table:table-cell office:value-type="string">
            <text:p>1 s</text:p>
          </table:table-cell>
          <table:table-cell office:value-type="string">
            <text:p>388 ms</text:p>
          </table:table-cell>
          <table:table-cell office:value-type="string">
            <text:p>3.6 s</text:p>
          </table:table-cell>
          <table:table-cell office:value-type="string">
            <text:p>4.21 s</text:p>
          </table:table-cell>
          <table:table-cell office:value-type="string">
            <text:p>45.2 s</text:p>
          </table:table-cell>
          <table:table-cell office:value-type="string">
            <text:p>17.8 s</text:p>
          </table:table-cell>
          <table:table-cell office:value-type="string">
            <text:p>8min 3s</text:p>
          </table:table-cell>
        </table:table-row>
        <table:table-row table:style-name="ro2">
          <table:table-cell table:style-name="ce4"/>
          <table:table-cell office:value-type="string">
            <text:p>232 ms</text:p>
          </table:table-cell>
          <table:table-cell office:value-type="string">
            <text:p>994 ms</text:p>
          </table:table-cell>
          <table:table-cell office:value-type="string">
            <text:p>386 ms</text:p>
          </table:table-cell>
          <table:table-cell office:value-type="string">
            <text:p>3.6 s</text:p>
          </table:table-cell>
          <table:table-cell office:value-type="string">
            <text:p>4.2 s</text:p>
          </table:table-cell>
          <table:table-cell office:value-type="string">
            <text:p>45.2 s</text:p>
          </table:table-cell>
          <table:table-cell office:value-type="string">
            <text:p>17.9 s</text:p>
          </table:table-cell>
          <table:table-cell office:value-type="string">
            <text:p>8min 4s</text:p>
          </table:table-cell>
        </table:table-row>
        <table:table-row table:style-name="ro2">
          <table:table-cell table:style-name="ce5" office:value-type="string">
            <text:p>Tratado simple</text:p>
          </table:table-cell>
          <table:table-cell office:value-type="string">
            <text:p>297 ms</text:p>
          </table:table-cell>
          <table:table-cell office:value-type="string">
            <text:p>10.6 ms</text:p>
          </table:table-cell>
          <table:table-cell office:value-type="string">
            <text:p>31.9 ms</text:p>
          </table:table-cell>
          <table:table-cell office:value-type="string">
            <text:p>31.8 ms</text:p>
          </table:table-cell>
          <table:table-cell office:value-type="string">
            <text:p>317 ms</text:p>
          </table:table-cell>
          <table:table-cell office:value-type="string">
            <text:p>186 ms</text:p>
          </table:table-cell>
          <table:table-cell office:value-type="string">
            <text:p>170 ms</text:p>
          </table:table-cell>
          <table:table-cell office:value-type="string">
            <text:p>1.21 s</text:p>
          </table:table-cell>
        </table:table-row>
        <table:table-row table:style-name="ro2">
          <table:table-cell table:style-name="ce5" office:value-type="string">
            <text:p>(conversión de tipo,</text:p>
          </table:table-cell>
          <table:table-cell office:value-type="string">
            <text:p>20.4 ms</text:p>
          </table:table-cell>
          <table:table-cell office:value-type="string">
            <text:p>9.1 ms</text:p>
          </table:table-cell>
          <table:table-cell office:value-type="string">
            <text:p>28.4 ms</text:p>
          </table:table-cell>
          <table:table-cell office:value-type="string">
            <text:p>32.9 ms</text:p>
          </table:table-cell>
          <table:table-cell office:value-type="string">
            <text:p>68.5 ms</text:p>
          </table:table-cell>
          <table:table-cell office:value-type="string">
            <text:p>185 ms</text:p>
          </table:table-cell>
          <table:table-cell office:value-type="string">
            <text:p>413 ms</text:p>
          </table:table-cell>
          <table:table-cell office:value-type="string">
            <text:p>1.16 s</text:p>
          </table:table-cell>
        </table:table-row>
        <table:table-row table:style-name="ro2">
          <table:table-cell table:style-name="ce5" office:value-type="string">
            <text:p>factorización, etc)</text:p>
          </table:table-cell>
          <table:table-cell office:value-type="string">
            <text:p>20.1 ms</text:p>
          </table:table-cell>
          <table:table-cell office:value-type="string">
            <text:p>9.01 ms</text:p>
          </table:table-cell>
          <table:table-cell office:value-type="string">
            <text:p>28.4 ms</text:p>
          </table:table-cell>
          <table:table-cell office:value-type="string">
            <text:p>32.6 ms</text:p>
          </table:table-cell>
          <table:table-cell office:value-type="string">
            <text:p>67.9 ms</text:p>
          </table:table-cell>
          <table:table-cell office:value-type="string">
            <text:p>186 ms</text:p>
          </table:table-cell>
          <table:table-cell office:value-type="string">
            <text:p>166 ms</text:p>
          </table:table-cell>
          <table:table-cell office:value-type="string">
            <text:p>1.15 s</text:p>
          </table:table-cell>
        </table:table-row>
        <table:table-row table:style-name="ro2">
          <table:table-cell table:style-name="ce5"/>
          <table:table-cell office:value-type="string">
            <text:p>20.6 ms</text:p>
          </table:table-cell>
          <table:table-cell office:value-type="string">
            <text:p>9.22 ms</text:p>
          </table:table-cell>
          <table:table-cell office:value-type="string">
            <text:p>28.5 ms</text:p>
          </table:table-cell>
          <table:table-cell office:value-type="string">
            <text:p>33.1 ms</text:p>
          </table:table-cell>
          <table:table-cell office:value-type="string">
            <text:p>68.1 ms</text:p>
          </table:table-cell>
          <table:table-cell office:value-type="string">
            <text:p>185 ms</text:p>
          </table:table-cell>
          <table:table-cell office:value-type="string">
            <text:p>166 ms</text:p>
          </table:table-cell>
          <table:table-cell office:value-type="string">
            <text:p>1.15 s</text:p>
          </table:table-cell>
        </table:table-row>
        <table:table-row table:style-name="ro2">
          <table:table-cell table:style-name="ce6"/>
          <table:table-cell office:value-type="string">
            <text:p>20.5 ms</text:p>
          </table:table-cell>
          <table:table-cell office:value-type="string">
            <text:p>9.12 ms</text:p>
          </table:table-cell>
          <table:table-cell office:value-type="string">
            <text:p>28.3 ms</text:p>
          </table:table-cell>
          <table:table-cell office:value-type="string">
            <text:p>32.6 ms</text:p>
          </table:table-cell>
          <table:table-cell office:value-type="string">
            <text:p>67.6 ms</text:p>
          </table:table-cell>
          <table:table-cell office:value-type="string">
            <text:p>185 ms</text:p>
          </table:table-cell>
          <table:table-cell office:value-type="string">
            <text:p>167 ms</text:p>
          </table:table-cell>
          <table:table-cell office:value-type="string">
            <text:p>1.15 s</text:p>
          </table:table-cell>
        </table:table-row>
        <table:table-row table:style-name="ro2">
          <table:table-cell table:style-name="ce7" office:value-type="string">
            <text:p>Tratado complejo</text:p>
          </table:table-cell>
          <table:table-cell office:value-type="string">
            <text:p>10.4 ms</text:p>
          </table:table-cell>
          <table:table-cell office:value-type="string">
            <text:p>112 ms</text:p>
          </table:table-cell>
          <table:table-cell office:value-type="string">
            <text:p>9.48 ms</text:p>
          </table:table-cell>
          <table:table-cell office:value-type="string">
            <text:p>481 ms</text:p>
          </table:table-cell>
          <table:table-cell office:value-type="string">
            <text:p>22 ms</text:p>
          </table:table-cell>
          <table:table-cell office:value-type="string">
            <text:p>3.22 s</text:p>
          </table:table-cell>
          <table:table-cell office:value-type="string">
            <text:p>41 ms</text:p>
          </table:table-cell>
          <table:table-cell office:value-type="string">
            <text:p>13.9 s</text:p>
          </table:table-cell>
        </table:table-row>
        <table:table-row table:style-name="ro2">
          <table:table-cell table:style-name="ce7" office:value-type="string">
            <text:p>(reemplazar caracteres)</text:p>
          </table:table-cell>
          <table:table-cell office:value-type="string">
            <text:p>9.08 ms</text:p>
          </table:table-cell>
          <table:table-cell office:value-type="string">
            <text:p>111 ms</text:p>
          </table:table-cell>
          <table:table-cell office:value-type="string">
            <text:p>9.31 ms</text:p>
          </table:table-cell>
          <table:table-cell office:value-type="string">
            <text:p>482 ms</text:p>
          </table:table-cell>
          <table:table-cell office:value-type="string">
            <text:p>21.8 ms</text:p>
          </table:table-cell>
          <table:table-cell office:value-type="string">
            <text:p>3.22 s</text:p>
          </table:table-cell>
          <table:table-cell office:value-type="string">
            <text:p>40.7 ms</text:p>
          </table:table-cell>
          <table:table-cell office:value-type="string">
            <text:p>13.9 s</text:p>
          </table:table-cell>
        </table:table-row>
        <table:table-row table:style-name="ro2">
          <table:table-cell table:style-name="ce7"/>
          <table:table-cell office:value-type="string">
            <text:p>9.07 ms</text:p>
          </table:table-cell>
          <table:table-cell office:value-type="string">
            <text:p>110 ms</text:p>
          </table:table-cell>
          <table:table-cell office:value-type="string">
            <text:p>9.34 ms</text:p>
          </table:table-cell>
          <table:table-cell office:value-type="string">
            <text:p>482 ms</text:p>
          </table:table-cell>
          <table:table-cell office:value-type="string">
            <text:p>21.7 ms</text:p>
          </table:table-cell>
          <table:table-cell office:value-type="string">
            <text:p>3.23 s</text:p>
          </table:table-cell>
          <table:table-cell office:value-type="string">
            <text:p>41.1 ms</text:p>
          </table:table-cell>
          <table:table-cell office:value-type="string">
            <text:p>13.9 s</text:p>
          </table:table-cell>
        </table:table-row>
        <table:table-row table:style-name="ro2">
          <table:table-cell table:style-name="ce7"/>
          <table:table-cell office:value-type="string">
            <text:p>9.34 ms</text:p>
          </table:table-cell>
          <table:table-cell office:value-type="string">
            <text:p>109 ms</text:p>
          </table:table-cell>
          <table:table-cell office:value-type="string">
            <text:p>9.29 ms</text:p>
          </table:table-cell>
          <table:table-cell office:value-type="string">
            <text:p>481 ms</text:p>
          </table:table-cell>
          <table:table-cell office:value-type="string">
            <text:p>21.8 ms</text:p>
          </table:table-cell>
          <table:table-cell office:value-type="string">
            <text:p>3.22 s</text:p>
          </table:table-cell>
          <table:table-cell office:value-type="string">
            <text:p>41.1 ms</text:p>
          </table:table-cell>
          <table:table-cell office:value-type="string">
            <text:p>13.9 s</text:p>
          </table:table-cell>
        </table:table-row>
        <table:table-row table:style-name="ro2">
          <table:table-cell table:style-name="ce8"/>
          <table:table-cell office:value-type="string">
            <text:p>9.31 ms</text:p>
          </table:table-cell>
          <table:table-cell office:value-type="string">
            <text:p>108 ms</text:p>
          </table:table-cell>
          <table:table-cell office:value-type="string">
            <text:p>9.16 ms</text:p>
          </table:table-cell>
          <table:table-cell office:value-type="string">
            <text:p>480 ms</text:p>
          </table:table-cell>
          <table:table-cell office:value-type="string">
            <text:p>21.8 ms</text:p>
          </table:table-cell>
          <table:table-cell office:value-type="string">
            <text:p>3.25 s</text:p>
          </table:table-cell>
          <table:table-cell office:value-type="string">
            <text:p>40.8 ms</text:p>
          </table:table-cell>
          <table:table-cell office:value-type="string">
            <text:p>13.9 s</text:p>
          </table:table-cell>
        </table:table-row>
        <table:table-row table:style-name="ro2">
          <table:table-cell table:style-name="ce9" office:value-type="string">
            <text:p>Conversión de</text:p>
          </table:table-cell>
          <table:table-cell office:value-type="string">
            <text:p>4.2 s</text:p>
          </table:table-cell>
          <table:table-cell office:value-type="string">
            <text:p>70.8 ms</text:p>
          </table:table-cell>
          <table:table-cell office:value-type="string">
            <text:p>72.8 ms</text:p>
          </table:table-cell>
          <table:table-cell office:value-type="string">
            <text:p>261 ms</text:p>
          </table:table-cell>
          <table:table-cell office:value-type="string">
            <text:p>86.5 ms</text:p>
          </table:table-cell>
          <table:table-cell office:value-type="string">
            <text:p>1.88 s</text:p>
          </table:table-cell>
          <table:table-cell office:value-type="string">
            <text:p>155 ms</text:p>
          </table:table-cell>
          <table:table-cell office:value-type="string">
            <text:p>9.34 s</text:p>
          </table:table-cell>
        </table:table-row>
        <table:table-row table:style-name="ro2">
          <table:table-cell table:style-name="ce9" office:value-type="string">
            <text:p>coordenadas</text:p>
          </table:table-cell>
          <table:table-cell office:value-type="string">
            <text:p>19 ms</text:p>
          </table:table-cell>
          <table:table-cell office:value-type="string">
            <text:p>64.3 ms</text:p>
          </table:table-cell>
          <table:table-cell office:value-type="string">
            <text:p>53.7 ms</text:p>
          </table:table-cell>
          <table:table-cell office:value-type="string">
            <text:p>260 ms</text:p>
          </table:table-cell>
          <table:table-cell office:value-type="string">
            <text:p>74.3 ms</text:p>
          </table:table-cell>
          <table:table-cell office:value-type="string">
            <text:p>1.88 s</text:p>
          </table:table-cell>
          <table:table-cell office:value-type="string">
            <text:p>3.77 s</text:p>
          </table:table-cell>
          <table:table-cell office:value-type="string">
            <text:p>9.36 s</text:p>
          </table:table-cell>
        </table:table-row>
        <table:table-row table:style-name="ro2">
          <table:table-cell table:style-name="ce9"/>
          <table:table-cell office:value-type="string">
            <text:p>16.9 ms</text:p>
          </table:table-cell>
          <table:table-cell office:value-type="string">
            <text:p>64.7 ms</text:p>
          </table:table-cell>
          <table:table-cell office:value-type="string">
            <text:p>54.1 ms</text:p>
          </table:table-cell>
          <table:table-cell office:value-type="string">
            <text:p>261 ms</text:p>
          </table:table-cell>
          <table:table-cell office:value-type="string">
            <text:p>74.6 ms</text:p>
          </table:table-cell>
          <table:table-cell office:value-type="string">
            <text:p>1.89 s</text:p>
          </table:table-cell>
          <table:table-cell office:value-type="string">
            <text:p>143 ms</text:p>
          </table:table-cell>
          <table:table-cell office:value-type="string">
            <text:p>9.33 s</text:p>
          </table:table-cell>
        </table:table-row>
        <table:table-row table:style-name="ro2">
          <table:table-cell table:style-name="ce9"/>
          <table:table-cell office:value-type="string">
            <text:p>17.8 ms</text:p>
          </table:table-cell>
          <table:table-cell office:value-type="string">
            <text:p>63.9 ms</text:p>
          </table:table-cell>
          <table:table-cell office:value-type="string">
            <text:p>54 ms</text:p>
          </table:table-cell>
          <table:table-cell office:value-type="string">
            <text:p>260 ms</text:p>
          </table:table-cell>
          <table:table-cell office:value-type="string">
            <text:p>74.6 ms</text:p>
          </table:table-cell>
          <table:table-cell office:value-type="string">
            <text:p>1.89 s</text:p>
          </table:table-cell>
          <table:table-cell office:value-type="string">
            <text:p>144 ms</text:p>
          </table:table-cell>
          <table:table-cell office:value-type="string">
            <text:p>9.33 s</text:p>
          </table:table-cell>
        </table:table-row>
        <table:table-row table:style-name="ro2">
          <table:table-cell table:style-name="ce10"/>
          <table:table-cell office:value-type="string">
            <text:p>17.5 ms</text:p>
          </table:table-cell>
          <table:table-cell office:value-type="string">
            <text:p>63.7 ms</text:p>
          </table:table-cell>
          <table:table-cell office:value-type="string">
            <text:p>54 ms</text:p>
          </table:table-cell>
          <table:table-cell office:value-type="string">
            <text:p>260 ms</text:p>
          </table:table-cell>
          <table:table-cell office:value-type="string">
            <text:p>74.2 ms</text:p>
          </table:table-cell>
          <table:table-cell office:value-type="string">
            <text:p>1.87 s</text:p>
          </table:table-cell>
          <table:table-cell office:value-type="string">
            <text:p>143 ms</text:p>
          </table:table-cell>
          <table:table-cell office:value-type="string">
            <text:p>9.32 s</text:p>
          </table:table-cell>
        </table:table-row>
        <table:table-row table:style-name="ro2">
          <table:table-cell table:style-name="ce11" office:value-type="string">
            <text:p>K-means</text:p>
          </table:table-cell>
          <table:table-cell office:value-type="string">
            <text:p>920 ms</text:p>
          </table:table-cell>
          <table:table-cell office:value-type="string">
            <text:p>1.23 s</text:p>
          </table:table-cell>
          <table:table-cell office:value-type="string">
            <text:p>420 ms</text:p>
          </table:table-cell>
          <table:table-cell office:value-type="string">
            <text:p>2.26 s</text:p>
          </table:table-cell>
          <table:table-cell office:value-type="string">
            <text:p>1.42 s</text:p>
          </table:table-cell>
          <table:table-cell office:value-type="string">
            <text:p>5.09 s</text:p>
          </table:table-cell>
          <table:table-cell office:value-type="string">
            <text:p>7.79 s</text:p>
          </table:table-cell>
          <table:table-cell office:value-type="string">
            <text:p>30.3 s</text:p>
          </table:table-cell>
        </table:table-row>
        <table:table-row table:style-name="ro2">
          <table:table-cell table:style-name="ce11"/>
          <table:table-cell office:value-type="string">
            <text:p>227 ms</text:p>
          </table:table-cell>
          <table:table-cell office:value-type="string">
            <text:p>1.17 s</text:p>
          </table:table-cell>
          <table:table-cell office:value-type="string">
            <text:p>420 ms</text:p>
          </table:table-cell>
          <table:table-cell office:value-type="string">
            <text:p>2.5 s</text:p>
          </table:table-cell>
          <table:table-cell office:value-type="string">
            <text:p>1.42 s</text:p>
          </table:table-cell>
          <table:table-cell office:value-type="string">
            <text:p>5.21 s</text:p>
          </table:table-cell>
          <table:table-cell office:value-type="string">
            <text:p>7.76 s</text:p>
          </table:table-cell>
          <table:table-cell office:value-type="string">
            <text:p>30.3 s</text:p>
          </table:table-cell>
        </table:table-row>
        <table:table-row table:style-name="ro2">
          <table:table-cell table:style-name="ce11"/>
          <table:table-cell office:value-type="string">
            <text:p>218 ms</text:p>
          </table:table-cell>
          <table:table-cell office:value-type="string">
            <text:p>1.47 s</text:p>
          </table:table-cell>
          <table:table-cell office:value-type="string">
            <text:p>421 ms</text:p>
          </table:table-cell>
          <table:table-cell office:value-type="string">
            <text:p>3.03 s</text:p>
          </table:table-cell>
          <table:table-cell office:value-type="string">
            <text:p>1.42 s</text:p>
          </table:table-cell>
          <table:table-cell office:value-type="string">
            <text:p>5.28 s</text:p>
          </table:table-cell>
          <table:table-cell office:value-type="string">
            <text:p>7.78 s</text:p>
          </table:table-cell>
          <table:table-cell office:value-type="string">
            <text:p>30.4 s</text:p>
          </table:table-cell>
        </table:table-row>
        <table:table-row table:style-name="ro2">
          <table:table-cell table:style-name="ce11"/>
          <table:table-cell office:value-type="string">
            <text:p>252 ms</text:p>
          </table:table-cell>
          <table:table-cell office:value-type="string">
            <text:p>1.32 s</text:p>
          </table:table-cell>
          <table:table-cell office:value-type="string">
            <text:p>420 ms</text:p>
          </table:table-cell>
          <table:table-cell office:value-type="string">
            <text:p>2.52 s</text:p>
          </table:table-cell>
          <table:table-cell office:value-type="string">
            <text:p>1.42 s</text:p>
          </table:table-cell>
          <table:table-cell office:value-type="string">
            <text:p>5.3 s</text:p>
          </table:table-cell>
          <table:table-cell office:value-type="string">
            <text:p>7.75 s</text:p>
          </table:table-cell>
          <table:table-cell office:value-type="string">
            <text:p>30.4 s</text:p>
          </table:table-cell>
        </table:table-row>
        <table:table-row table:style-name="ro2">
          <table:table-cell table:style-name="ce12"/>
          <table:table-cell office:value-type="string">
            <text:p>228 ms</text:p>
          </table:table-cell>
          <table:table-cell office:value-type="string">
            <text:p>1.06 s</text:p>
          </table:table-cell>
          <table:table-cell office:value-type="string">
            <text:p>420 ms</text:p>
          </table:table-cell>
          <table:table-cell office:value-type="string">
            <text:p>2.54 s</text:p>
          </table:table-cell>
          <table:table-cell office:value-type="string">
            <text:p>1.42 s</text:p>
          </table:table-cell>
          <table:table-cell office:value-type="string">
            <text:p>5.23 s</text:p>
          </table:table-cell>
          <table:table-cell office:value-type="string">
            <text:p>7.78 s</text:p>
          </table:table-cell>
          <table:table-cell office:value-type="string">
            <text:p>30.1 s</text:p>
          </table:table-cell>
        </table:table-row>
        <table:table-row table:style-name="ro2">
          <table:table-cell table:style-name="ce13" office:value-type="string">
            <text:p>DBSCAN</text:p>
          </table:table-cell>
          <table:table-cell office:value-type="string">
            <text:p>3.98 s</text:p>
          </table:table-cell>
          <table:table-cell office:value-type="string">
            <text:p>73.3 ms</text:p>
          </table:table-cell>
          <table:table-cell office:value-type="string">
            <text:p>1.89 s</text:p>
          </table:table-cell>
          <table:table-cell office:value-type="string">
            <text:p>1.66 s</text:p>
          </table:table-cell>
          <table:table-cell office:value-type="string">
            <text:p>1min 15s</text:p>
          </table:table-cell>
          <table:table-cell office:value-type="string">
            <text:p>11.1 s</text:p>
          </table:table-cell>
          <table:table-cell table:style-name="ce32"/>
          <table:table-cell table:style-name="ce33"/>
        </table:table-row>
        <table:table-row table:style-name="ro2">
          <table:table-cell table:style-name="ce13"/>
          <table:table-cell office:value-type="string">
            <text:p>11.6 ms</text:p>
          </table:table-cell>
          <table:table-cell office:value-type="string">
            <text:p>72.4 ms</text:p>
          </table:table-cell>
          <table:table-cell office:value-type="string">
            <text:p>1.89 s</text:p>
          </table:table-cell>
          <table:table-cell office:value-type="string">
            <text:p>1.6 s</text:p>
          </table:table-cell>
          <table:table-cell office:value-type="string">
            <text:p>1min 15s</text:p>
          </table:table-cell>
          <table:table-cell office:value-type="string">
            <text:p>11 s</text:p>
          </table:table-cell>
          <table:table-cell table:style-name="Default"/>
          <table:table-cell table:style-name="ce31"/>
        </table:table-row>
        <table:table-row table:style-name="ro2">
          <table:table-cell table:style-name="ce13"/>
          <table:table-cell office:value-type="string">
            <text:p>11.3 ms</text:p>
          </table:table-cell>
          <table:table-cell office:value-type="string">
            <text:p>73.6 ms</text:p>
          </table:table-cell>
          <table:table-cell office:value-type="string">
            <text:p>1.89 s</text:p>
          </table:table-cell>
          <table:table-cell office:value-type="string">
            <text:p>1.67 s</text:p>
          </table:table-cell>
          <table:table-cell office:value-type="string">
            <text:p>1min 15s</text:p>
          </table:table-cell>
          <table:table-cell office:value-type="string">
            <text:p>10.9 s</text:p>
          </table:table-cell>
          <table:table-cell table:style-name="Default"/>
          <table:table-cell table:style-name="ce31"/>
        </table:table-row>
        <table:table-row table:style-name="ro2">
          <table:table-cell table:style-name="ce13"/>
          <table:table-cell office:value-type="string">
            <text:p>11.4 ms</text:p>
          </table:table-cell>
          <table:table-cell office:value-type="string">
            <text:p>72.8 ms</text:p>
          </table:table-cell>
          <table:table-cell office:value-type="string">
            <text:p>1.89 s</text:p>
          </table:table-cell>
          <table:table-cell office:value-type="string">
            <text:p>1.65 s</text:p>
          </table:table-cell>
          <table:table-cell office:value-type="string">
            <text:p>1min 15s</text:p>
          </table:table-cell>
          <table:table-cell office:value-type="string">
            <text:p>10.9 s</text:p>
          </table:table-cell>
          <table:table-cell table:style-name="Default"/>
          <table:table-cell table:style-name="ce31"/>
        </table:table-row>
        <table:table-row table:style-name="ro2">
          <table:table-cell table:style-name="ce14"/>
          <table:table-cell office:value-type="string">
            <text:p>11.4 ms</text:p>
          </table:table-cell>
          <table:table-cell office:value-type="string">
            <text:p>73.2 ms</text:p>
          </table:table-cell>
          <table:table-cell office:value-type="string">
            <text:p>1.89 s</text:p>
          </table:table-cell>
          <table:table-cell office:value-type="string">
            <text:p>1.65 s</text:p>
          </table:table-cell>
          <table:table-cell office:value-type="string">
            <text:p>1min 15s</text:p>
          </table:table-cell>
          <table:table-cell office:value-type="string">
            <text:p>11 s</text:p>
          </table:table-cell>
          <table:table-cell table:style-name="ce29"/>
          <table:table-cell table:style-name="ce1"/>
        </table:table-row>
        <table:table-row table:style-name="ro2">
          <table:table-cell table:style-name="ce15" office:value-type="string">
            <text:p>KNN</text:p>
          </table:table-cell>
          <table:table-cell office:value-type="string">
            <text:p>4.47 s</text:p>
          </table:table-cell>
          <table:table-cell office:value-type="string">
            <text:p>44.4 ms</text:p>
          </table:table-cell>
          <table:table-cell office:value-type="string">
            <text:p>169 ms</text:p>
          </table:table-cell>
          <table:table-cell office:value-type="string">
            <text:p>187 ms</text:p>
          </table:table-cell>
          <table:table-cell office:value-type="string">
            <text:p>2.15 s</text:p>
          </table:table-cell>
          <table:table-cell office:value-type="string">
            <text:p>1.33 s</text:p>
          </table:table-cell>
          <table:table-cell office:value-type="string">
            <text:p>50.9 s</text:p>
          </table:table-cell>
          <table:table-cell office:value-type="string">
            <text:p>10.5 s</text:p>
          </table:table-cell>
        </table:table-row>
        <table:table-row table:style-name="ro2">
          <table:table-cell table:style-name="ce15"/>
          <table:table-cell office:value-type="string">
            <text:p>161 ms</text:p>
          </table:table-cell>
          <table:table-cell office:value-type="string">
            <text:p>43.2 ms</text:p>
          </table:table-cell>
          <table:table-cell office:value-type="string">
            <text:p>170 ms</text:p>
          </table:table-cell>
          <table:table-cell office:value-type="string">
            <text:p>189 ms</text:p>
          </table:table-cell>
          <table:table-cell office:value-type="string">
            <text:p>2.15 s</text:p>
          </table:table-cell>
          <table:table-cell office:value-type="string">
            <text:p>1.31 s</text:p>
          </table:table-cell>
          <table:table-cell office:value-type="string">
            <text:p>51 s</text:p>
          </table:table-cell>
          <table:table-cell office:value-type="string">
            <text:p>10.1 s</text:p>
          </table:table-cell>
        </table:table-row>
        <table:table-row table:style-name="ro2">
          <table:table-cell table:style-name="ce15"/>
          <table:table-cell office:value-type="string">
            <text:p>161 ms</text:p>
          </table:table-cell>
          <table:table-cell office:value-type="string">
            <text:p>42.3 ms</text:p>
          </table:table-cell>
          <table:table-cell office:value-type="string">
            <text:p>169 ms</text:p>
          </table:table-cell>
          <table:table-cell office:value-type="string">
            <text:p>193 ms</text:p>
          </table:table-cell>
          <table:table-cell office:value-type="string">
            <text:p>2.15 s</text:p>
          </table:table-cell>
          <table:table-cell office:value-type="string">
            <text:p>1.33 s</text:p>
          </table:table-cell>
          <table:table-cell office:value-type="string">
            <text:p>50.8 s</text:p>
          </table:table-cell>
          <table:table-cell office:value-type="string">
            <text:p>10.1 s</text:p>
          </table:table-cell>
        </table:table-row>
        <table:table-row table:style-name="ro2">
          <table:table-cell table:style-name="ce15"/>
          <table:table-cell office:value-type="string">
            <text:p>161 ms</text:p>
          </table:table-cell>
          <table:table-cell office:value-type="string">
            <text:p>43.9 ms</text:p>
          </table:table-cell>
          <table:table-cell office:value-type="string">
            <text:p>169 ms</text:p>
          </table:table-cell>
          <table:table-cell office:value-type="string">
            <text:p>184 ms</text:p>
          </table:table-cell>
          <table:table-cell office:value-type="string">
            <text:p>2.15 s</text:p>
          </table:table-cell>
          <table:table-cell office:value-type="string">
            <text:p>1.34 s</text:p>
          </table:table-cell>
          <table:table-cell office:value-type="string">
            <text:p>50.9 s</text:p>
          </table:table-cell>
          <table:table-cell office:value-type="string">
            <text:p>10.1 s</text:p>
          </table:table-cell>
        </table:table-row>
        <table:table-row table:style-name="ro2">
          <table:table-cell table:style-name="ce16"/>
          <table:table-cell office:value-type="string">
            <text:p>160 ms</text:p>
          </table:table-cell>
          <table:table-cell office:value-type="string">
            <text:p>42.2 ms</text:p>
          </table:table-cell>
          <table:table-cell office:value-type="string">
            <text:p>169 ms</text:p>
          </table:table-cell>
          <table:table-cell office:value-type="string">
            <text:p>189 ms</text:p>
          </table:table-cell>
          <table:table-cell office:value-type="string">
            <text:p>2.15 s</text:p>
          </table:table-cell>
          <table:table-cell office:value-type="string">
            <text:p>1.34 s</text:p>
          </table:table-cell>
          <table:table-cell office:value-type="string">
            <text:p>50.9 s</text:p>
          </table:table-cell>
          <table:table-cell office:value-type="string">
            <text:p>10 s</text:p>
          </table:table-cell>
        </table:table-row>
        <table:table-row table:style-name="ro2">
          <table:table-cell table:style-name="ce17" office:value-type="string">
            <text:p>Regresión</text:p>
          </table:table-cell>
          <table:table-cell office:value-type="string">
            <text:p>1.57 s</text:p>
          </table:table-cell>
          <table:table-cell office:value-type="string">
            <text:p>46.6 ms</text:p>
          </table:table-cell>
          <table:table-cell office:value-type="string">
            <text:p>29.7 ms</text:p>
          </table:table-cell>
          <table:table-cell office:value-type="string">
            <text:p>369 ms</text:p>
          </table:table-cell>
          <table:table-cell office:value-type="string">
            <text:p>45 ms</text:p>
          </table:table-cell>
          <table:table-cell office:value-type="string">
            <text:p>1.95 s</text:p>
          </table:table-cell>
          <table:table-cell office:value-type="string">
            <text:p>143 ms</text:p>
          </table:table-cell>
          <table:table-cell office:value-type="string">
            <text:p>13.7 s</text:p>
          </table:table-cell>
        </table:table-row>
        <table:table-row table:style-name="ro2">
          <table:table-cell table:style-name="ce17"/>
          <table:table-cell office:value-type="string">
            <text:p>21.1 ms</text:p>
          </table:table-cell>
          <table:table-cell office:value-type="string">
            <text:p>45.6 ms</text:p>
          </table:table-cell>
          <table:table-cell office:value-type="string">
            <text:p>30.7 ms</text:p>
          </table:table-cell>
          <table:table-cell office:value-type="string">
            <text:p>361 ms</text:p>
          </table:table-cell>
          <table:table-cell office:value-type="string">
            <text:p>44.8 ms</text:p>
          </table:table-cell>
          <table:table-cell office:value-type="string">
            <text:p>1.96 s</text:p>
          </table:table-cell>
          <table:table-cell office:value-type="string">
            <text:p>398 ms</text:p>
          </table:table-cell>
          <table:table-cell office:value-type="string">
            <text:p>10.6 s</text:p>
          </table:table-cell>
        </table:table-row>
        <table:table-row table:style-name="ro2">
          <table:table-cell table:style-name="ce17"/>
          <table:table-cell office:value-type="string">
            <text:p>21.1 ms</text:p>
          </table:table-cell>
          <table:table-cell office:value-type="string">
            <text:p>47.1 ms</text:p>
          </table:table-cell>
          <table:table-cell office:value-type="string">
            <text:p>30.5 ms</text:p>
          </table:table-cell>
          <table:table-cell office:value-type="string">
            <text:p>363 ms</text:p>
          </table:table-cell>
          <table:table-cell office:value-type="string">
            <text:p>89.2 ms</text:p>
          </table:table-cell>
          <table:table-cell office:value-type="string">
            <text:p>1.44 s</text:p>
          </table:table-cell>
          <table:table-cell office:value-type="string">
            <text:p>169 ms</text:p>
          </table:table-cell>
          <table:table-cell office:value-type="string">
            <text:p>10.6 s</text:p>
          </table:table-cell>
        </table:table-row>
        <table:table-row table:style-name="ro2">
          <table:table-cell table:style-name="ce18"/>
          <table:table-cell office:value-type="string">
            <text:p>21 ms</text:p>
          </table:table-cell>
          <table:table-cell office:value-type="string">
            <text:p>46 ms</text:p>
          </table:table-cell>
          <table:table-cell office:value-type="string">
            <text:p>30.3 ms</text:p>
          </table:table-cell>
          <table:table-cell office:value-type="string">
            <text:p>361 ms</text:p>
          </table:table-cell>
          <table:table-cell office:value-type="string">
            <text:p>53.2 ms</text:p>
          </table:table-cell>
          <table:table-cell office:value-type="string">
            <text:p>1.45 s</text:p>
          </table:table-cell>
          <table:table-cell office:value-type="string">
            <text:p>164 ms</text:p>
          </table:table-cell>
          <table:table-cell office:value-type="string">
            <text:p>10.6 s</text:p>
          </table:table-cell>
        </table:table-row>
        <table:table-row table:style-name="ro2">
          <table:table-cell table:style-name="ce19"/>
          <table:table-cell office:value-type="string">
            <text:p>21.8 ms</text:p>
          </table:table-cell>
          <table:table-cell office:value-type="string">
            <text:p>46.1 ms</text:p>
          </table:table-cell>
          <table:table-cell office:value-type="string">
            <text:p>30.8 ms</text:p>
          </table:table-cell>
          <table:table-cell office:value-type="string">
            <text:p>361 ms</text:p>
          </table:table-cell>
          <table:table-cell office:value-type="string">
            <text:p>53.1 ms</text:p>
          </table:table-cell>
          <table:table-cell office:value-type="string">
            <text:p>1.4 s</text:p>
          </table:table-cell>
          <table:table-cell office:value-type="string">
            <text:p>163 ms</text:p>
          </table:table-cell>
          <table:table-cell office:value-type="string">
            <text:p>10.6 s</text:p>
          </table:table-cell>
        </table:table-row>
        <table:table-row table:style-name="ro2">
          <table:table-cell table:style-name="ce20" office:value-type="string">
            <text:p>Regresión (predicción)</text:p>
          </table:table-cell>
          <table:table-cell office:value-type="string">
            <text:p>3.93 ms</text:p>
          </table:table-cell>
          <table:table-cell office:value-type="string">
            <text:p>13 ms</text:p>
          </table:table-cell>
          <table:table-cell office:value-type="string">
            <text:p>3.83 ms</text:p>
          </table:table-cell>
          <table:table-cell office:value-type="string">
            <text:p>8.38 ms</text:p>
          </table:table-cell>
          <table:table-cell office:value-type="string">
            <text:p>6.27 ms</text:p>
          </table:table-cell>
          <table:table-cell office:value-type="string">
            <text:p>22.9 ms</text:p>
          </table:table-cell>
          <table:table-cell office:value-type="string">
            <text:p>8.22 ms</text:p>
          </table:table-cell>
          <table:table-cell office:value-type="string">
            <text:p>111 ms</text:p>
          </table:table-cell>
        </table:table-row>
        <table:table-row table:style-name="ro2">
          <table:table-cell table:style-name="ce21"/>
          <table:table-cell office:value-type="string">
            <text:p>3.85 ms</text:p>
          </table:table-cell>
          <table:table-cell office:value-type="string">
            <text:p>5.41 ms</text:p>
          </table:table-cell>
          <table:table-cell office:value-type="string">
            <text:p>4 ms</text:p>
          </table:table-cell>
          <table:table-cell office:value-type="string">
            <text:p>7.59 ms</text:p>
          </table:table-cell>
          <table:table-cell office:value-type="string">
            <text:p>6.21 ms</text:p>
          </table:table-cell>
          <table:table-cell office:value-type="string">
            <text:p>22.5 ms</text:p>
          </table:table-cell>
          <table:table-cell office:value-type="string">
            <text:p>8.45 ms</text:p>
          </table:table-cell>
          <table:table-cell office:value-type="string">
            <text:p>112 ms</text:p>
          </table:table-cell>
        </table:table-row>
        <table:table-row table:style-name="ro2">
          <table:table-cell table:style-name="ce21"/>
          <table:table-cell office:value-type="string">
            <text:p>3.77 ms</text:p>
          </table:table-cell>
          <table:table-cell office:value-type="string">
            <text:p>4.52 ms</text:p>
          </table:table-cell>
          <table:table-cell office:value-type="string">
            <text:p>4 ms</text:p>
          </table:table-cell>
          <table:table-cell office:value-type="string">
            <text:p>6.09 ms</text:p>
          </table:table-cell>
          <table:table-cell office:value-type="string">
            <text:p>4.75 ms</text:p>
          </table:table-cell>
          <table:table-cell office:value-type="string">
            <text:p>36.1 ms</text:p>
          </table:table-cell>
          <table:table-cell office:value-type="string">
            <text:p>7.96 ms</text:p>
          </table:table-cell>
          <table:table-cell office:value-type="string">
            <text:p>112 ms</text:p>
          </table:table-cell>
        </table:table-row>
        <table:table-row table:style-name="ro2">
          <table:table-cell table:style-name="ce22"/>
          <table:table-cell office:value-type="string">
            <text:p>3.9 ms</text:p>
          </table:table-cell>
          <table:table-cell office:value-type="string">
            <text:p>10.7 ms</text:p>
          </table:table-cell>
          <table:table-cell office:value-type="string">
            <text:p>4.04 ms</text:p>
          </table:table-cell>
          <table:table-cell office:value-type="string">
            <text:p>6.05 ms</text:p>
          </table:table-cell>
          <table:table-cell office:value-type="string">
            <text:p>4.55 ms</text:p>
          </table:table-cell>
          <table:table-cell office:value-type="string">
            <text:p>37.7 ms</text:p>
          </table:table-cell>
          <table:table-cell office:value-type="string">
            <text:p>7.93 ms</text:p>
          </table:table-cell>
          <table:table-cell office:value-type="string">
            <text:p>114 ms</text:p>
          </table:table-cell>
        </table:table-row>
        <table:table-row table:style-name="ro2">
          <table:table-cell table:style-name="ce23"/>
          <table:table-cell office:value-type="string">
            <text:p>3.9 ms</text:p>
          </table:table-cell>
          <table:table-cell office:value-type="string">
            <text:p>5.13 ms</text:p>
          </table:table-cell>
          <table:table-cell office:value-type="string">
            <text:p>4.07 ms</text:p>
          </table:table-cell>
          <table:table-cell office:value-type="string">
            <text:p>10.6 ms</text:p>
          </table:table-cell>
          <table:table-cell office:value-type="string">
            <text:p>4.67 ms</text:p>
          </table:table-cell>
          <table:table-cell office:value-type="string">
            <text:p>22.7 ms</text:p>
          </table:table-cell>
          <table:table-cell office:value-type="string">
            <text:p>7.81 ms</text:p>
          </table:table-cell>
          <table:table-cell office:value-type="string">
            <text:p>111 ms</text:p>
          </table:table-cell>
        </table:table-row>
        <table:table-row table:style-name="ro1">
          <table:table-cell table:style-name="ce24" office:value-type="string">
            <text:p>Coordinate Descent</text:p>
          </table:table-cell>
          <table:table-cell table:style-name="Default"/>
          <table:table-cell table:style-name="ce31"/>
          <table:table-cell table:style-name="Default"/>
          <table:table-cell table:style-name="ce31"/>
          <table:table-cell table:style-name="Default"/>
          <table:table-cell table:style-name="ce31"/>
          <table:table-cell table:style-name="Default"/>
          <table:table-cell table:style-name="ce31"/>
        </table:table-row>
        <table:table-row table:style-name="ro1" table:number-rows-repeated="2">
          <table:table-cell table:style-name="ce24"/>
          <table:table-cell table:style-name="Default"/>
          <table:table-cell table:style-name="ce31"/>
          <table:table-cell table:style-name="Default"/>
          <table:table-cell table:style-name="ce31"/>
          <table:table-cell table:style-name="Default"/>
          <table:table-cell table:style-name="ce31"/>
          <table:table-cell table:style-name="Default"/>
          <table:table-cell table:style-name="ce31"/>
        </table:table-row>
        <table:table-row table:style-name="ro1">
          <table:table-cell table:style-name="ce25"/>
          <table:table-cell table:style-name="Default"/>
          <table:table-cell table:style-name="ce31"/>
          <table:table-cell table:style-name="Default"/>
          <table:table-cell table:style-name="ce31"/>
          <table:table-cell table:style-name="Default"/>
          <table:table-cell table:style-name="ce31"/>
          <table:table-cell table:style-name="Default"/>
          <table:table-cell table:style-name="ce31"/>
        </table:table-row>
        <table:table-row table:style-name="ro1">
          <table:table-cell table:style-name="ce26"/>
          <table:table-cell table:style-name="ce29"/>
          <table:table-cell table:style-name="ce1"/>
          <table:table-cell table:style-name="ce29"/>
          <table:table-cell table:style-name="ce1"/>
          <table:table-cell table:style-name="ce29"/>
          <table:table-cell table:style-name="ce1"/>
          <table:table-cell table:style-name="ce29"/>
          <table:table-cell table:style-name="ce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4">04/04/2021</text:date>, <text:time>14:3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8:12:10.454294443</meta:creation-date>
    <meta:generator>OpenOffice/4.1.8$Unix OpenOffice.org_project/418m3$Build-9803</meta:generator>
    <dc:date>2021-04-04T14:37:39</dc:date>
    <meta:editing-duration>PT7H13M6S</meta:editing-duration>
    <meta:editing-cycles>40</meta:editing-cycles>
    <dc:creator>Gonzalo Delgado Chaves</dc:creator>
    <meta:document-statistic meta:table-count="1" meta:cell-count="383" meta:object-count="0"/>
  </office:meta>
</office:document-meta>
</file>